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0.36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2.469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3.413cm"/>
    </style:style>
    <style:style style:name="co14" style:family="table-column">
      <style:table-column-properties fo:break-before="auto" style:column-width="3.6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position="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Arial1" fo:font-size="9pt" fo:language="en" fo:country="US" fo:font-weight="normal" style:font-name-asian="Arial1" style:font-size-asian="9pt" style:language-asian="en" style:country-asian="US" style:font-weight-asian="normal" style:font-name-complex="Arial1" style:font-size-complex="5.09999990463257pt" style:language-complex="en" style:country-complex="US" style:font-weight-complex="normal"/>
    </style:style>
    <style:style style:name="ce3" style:family="table-cell" style:parent-style-name="Default">
      <style:text-properties style:text-position="" style:font-name="Arial1" fo:font-size="9pt" fo:language="en" fo:country="US" style:font-name-asian="Arial1" style:font-size-asian="9pt" style:language-asian="en" style:country-asian="US" style:font-name-complex="Arial1" style:font-size-complex="5.09999990463257pt" style:language-complex="en" style:country-complex="US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1" fo:font-size="9pt" fo:language="en" fo:country="US" fo:font-weight="normal" style:font-name-asian="Arial1" style:font-size-asian="9pt" style:language-asian="en" style:country-asian="US" style:font-weight-asian="normal" style:font-name-complex="Arial1" style:font-size-complex="5.09999990463257pt" style:language-complex="en" style:country-complex="US" style:font-weight-complex="normal"/>
    </style:style>
    <style:style style:name="ce6" style:family="table-cell" style:parent-style-name="Default">
      <style:text-properties style:font-name="Arial1" fo:font-size="9pt" fo:language="en" fo:country="US" style:font-name-asian="Arial1" style:font-size-asian="9pt" style:language-asian="en" style:country-asian="US" style:font-name-complex="Arial1" style:font-size-complex="5.09999990463257pt" style:language-complex="en" style:country-complex="U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/*</text:p>
          </table:table-cell>
          <table:table-cell table:number-columns-repeated="6"/>
          <table:table-cell office:value-type="string">
            <text:p>F_0</text:p>
          </table:table-cell>
          <table:table-cell office:value-type="string">
            <text:p>F_1</text:p>
          </table:table-cell>
          <table:table-cell office:value-type="string">
            <text:p>F_2</text:p>
          </table:table-cell>
          <table:table-cell office:value-type="string">
            <text:p>F_3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0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0]</text:p>
          </table:table-cell>
          <table:table-cell table:style-name="ce1" office:value-type="string">
            <text:p>RD1</text:p>
          </table:table-cell>
          <table:table-cell table:style-name="ce2" office:value-type="string">
            <text:p>TXD3</text:p>
          </table:table-cell>
          <table:table-cell table:style-name="ce1" office:value-type="string">
            <text:p>SDA1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1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1]</text:p>
          </table:table-cell>
          <table:table-cell table:style-name="ce1" office:value-type="string">
            <text:p>TD1</text:p>
          </table:table-cell>
          <table:table-cell table:style-name="ce1" office:value-type="string">
            <text:p>RXD3</text:p>
          </table:table-cell>
          <table:table-cell table:style-name="ce1" office:value-type="string">
            <text:p>SCL1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2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2]</text:p>
          </table:table-cell>
          <table:table-cell table:style-name="ce1" office:value-type="string">
            <text:p>TXD0</text:p>
          </table:table-cell>
          <table:table-cell table:style-name="ce1" office:value-type="string">
            <text:p>AD0[7]</text:p>
          </table:table-cell>
          <table:table-cell office:value-type="string">
            <text:p>-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3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3]</text:p>
          </table:table-cell>
          <table:table-cell table:style-name="ce1" office:value-type="string">
            <text:p>RXD0</text:p>
          </table:table-cell>
          <table:table-cell table:style-name="ce1" office:value-type="string">
            <text:p>AD0[6]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4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4]</text:p>
          </table:table-cell>
          <table:table-cell table:style-name="ce1" office:value-type="string">
            <text:p>I2SRX_CLK</text:p>
          </table:table-cell>
          <table:table-cell table:style-name="ce1" office:value-type="string">
            <text:p>RD2</text:p>
          </table:table-cell>
          <table:table-cell table:style-name="ce1" office:value-type="string">
            <text:p>CAP2[0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5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5]</text:p>
          </table:table-cell>
          <table:table-cell office:value-type="string">
            <text:p>I2SRX_WS</text:p>
          </table:table-cell>
          <table:table-cell table:style-name="ce3" office:value-type="string">
            <text:p>TD2</text:p>
          </table:table-cell>
          <table:table-cell table:style-name="ce1" office:value-type="string">
            <text:p>CAP2[1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6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6]</text:p>
          </table:table-cell>
          <table:table-cell table:style-name="ce1" office:value-type="string">
            <text:p>I2SRX_SDA</text:p>
          </table:table-cell>
          <table:table-cell table:style-name="ce1" office:value-type="string">
            <text:p>SSEL1</text:p>
          </table:table-cell>
          <table:table-cell table:style-name="ce1" office:value-type="string">
            <text:p>MAT2[0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7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7]</text:p>
          </table:table-cell>
          <table:table-cell table:style-name="ce1" office:value-type="string">
            <text:p>I2STX_CLK</text:p>
          </table:table-cell>
          <table:table-cell table:style-name="ce1" office:value-type="string">
            <text:p>SCK1</text:p>
          </table:table-cell>
          <table:table-cell table:style-name="ce1" office:value-type="string">
            <text:p>MAT2[1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8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8]</text:p>
          </table:table-cell>
          <table:table-cell table:style-name="ce1" office:value-type="string">
            <text:p>I2STX_WS</text:p>
          </table:table-cell>
          <table:table-cell table:style-name="ce1" office:value-type="string">
            <text:p>MISO1</text:p>
          </table:table-cell>
          <table:table-cell table:style-name="ce1" office:value-type="string">
            <text:p>MAT2[2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9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9]</text:p>
          </table:table-cell>
          <table:table-cell table:style-name="ce1" office:value-type="string">
            <text:p>I2STX_SDA</text:p>
          </table:table-cell>
          <table:table-cell table:style-name="ce1" office:value-type="string">
            <text:p>MOSI1</text:p>
          </table:table-cell>
          <table:table-cell table:style-name="ce1" office:value-type="string">
            <text:p>MAT2[3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0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10]</text:p>
          </table:table-cell>
          <table:table-cell table:style-name="ce1" office:value-type="string">
            <text:p>TXD2</text:p>
          </table:table-cell>
          <table:table-cell table:style-name="ce1" office:value-type="string">
            <text:p>SDA2</text:p>
          </table:table-cell>
          <table:table-cell table:style-name="ce1" office:value-type="string">
            <text:p>MAT3[0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1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/*</text:p>
          </table:table-cell>
          <table:table-cell table:style-name="ce1" office:value-type="string">
            <text:p>P0[11]</text:p>
          </table:table-cell>
          <table:table-cell table:style-name="ce1" office:value-type="string">
            <text:p>RXD2</text:p>
          </table:table-cell>
          <table:table-cell table:style-name="ce1" office:value-type="string">
            <text:p>SCL2</text:p>
          </table:table-cell>
          <table:table-cell table:style-name="ce1" office:value-type="string">
            <text:p>MAT3[1]</text:p>
          </table:table-cell>
          <table:table-cell office:value-type="string">
            <text:p>*/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5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/*</text:p>
          </table:table-cell>
          <table:table-cell office:value-type="string">
            <text:p>P0[15]</text:p>
          </table:table-cell>
          <table:table-cell office:value-type="string">
            <text:p>TXD1</text:p>
          </table:table-cell>
          <table:table-cell office:value-type="string">
            <text:p>SCK0</text:p>
          </table:table-cell>
          <table:table-cell office:value-type="string">
            <text:p>SCK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6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/*</text:p>
          </table:table-cell>
          <table:table-cell office:value-type="string">
            <text:p>P0[16]</text:p>
          </table:table-cell>
          <table:table-cell office:value-type="string">
            <text:p>RXD1</text:p>
          </table:table-cell>
          <table:table-cell office:value-type="string">
            <text:p>SSEL0</text:p>
          </table:table-cell>
          <table:table-cell office:value-type="string">
            <text:p>SSEL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7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/*</text:p>
          </table:table-cell>
          <table:table-cell office:value-type="string">
            <text:p>P0[17]</text:p>
          </table:table-cell>
          <table:table-cell office:value-type="string">
            <text:p>CTS1</text:p>
          </table:table-cell>
          <table:table-cell office:value-type="string">
            <text:p>MISO0</text:p>
          </table:table-cell>
          <table:table-cell office:value-type="string">
            <text:p>MISO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8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/*</text:p>
          </table:table-cell>
          <table:table-cell office:value-type="string">
            <text:p>P0[18]</text:p>
          </table:table-cell>
          <table:table-cell office:value-type="string">
            <text:p>DCD1</text:p>
          </table:table-cell>
          <table:table-cell office:value-type="string">
            <text:p>MOSI0</text:p>
          </table:table-cell>
          <table:table-cell office:value-type="string">
            <text:p>MOSI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9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/*</text:p>
          </table:table-cell>
          <table:table-cell office:value-type="string">
            <text:p>P0[19]</text:p>
          </table:table-cell>
          <table:table-cell office:value-type="string">
            <text:p>DSR1</text:p>
          </table:table-cell>
          <table:table-cell office:value-type="string">
            <text:p>SDA1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0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*</text:p>
          </table:table-cell>
          <table:table-cell office:value-type="string">
            <text:p>P0[20]</text:p>
          </table:table-cell>
          <table:table-cell office:value-type="string">
            <text:p>DTR1</text:p>
          </table:table-cell>
          <table:table-cell office:value-type="string">
            <text:p>SCL1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1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/*</text:p>
          </table:table-cell>
          <table:table-cell office:value-type="string">
            <text:p>P0[21]</text:p>
          </table:table-cell>
          <table:table-cell office:value-type="string">
            <text:p>RI1</text:p>
          </table:table-cell>
          <table:table-cell office:value-type="string">
            <text:p>RD1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2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/*</text:p>
          </table:table-cell>
          <table:table-cell office:value-type="string">
            <text:p>P0[22]</text:p>
          </table:table-cell>
          <table:table-cell office:value-type="string">
            <text:p>RTS1</text:p>
          </table:table-cell>
          <table:table-cell office:value-type="string">
            <text:p>TD1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3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/*</text:p>
          </table:table-cell>
          <table:table-cell office:value-type="string">
            <text:p>P0[23]</text:p>
          </table:table-cell>
          <table:table-cell office:value-type="string">
            <text:p>AD0[0]</text:p>
          </table:table-cell>
          <table:table-cell office:value-type="string">
            <text:p>I2SRX_CLK</text:p>
          </table:table-cell>
          <table:table-cell office:value-type="string">
            <text:p>CAP3[0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4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/*</text:p>
          </table:table-cell>
          <table:table-cell office:value-type="string">
            <text:p>P0[24]</text:p>
          </table:table-cell>
          <table:table-cell office:value-type="string">
            <text:p>AD0[1]</text:p>
          </table:table-cell>
          <table:table-cell office:value-type="string">
            <text:p>I2SRX_WS</text:p>
          </table:table-cell>
          <table:table-cell office:value-type="string">
            <text:p>CAP3[1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5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/*</text:p>
          </table:table-cell>
          <table:table-cell office:value-type="string">
            <text:p>P0[25]</text:p>
          </table:table-cell>
          <table:table-cell office:value-type="string">
            <text:p>AD0[2]</text:p>
          </table:table-cell>
          <table:table-cell office:value-type="string">
            <text:p>I2SRX_SDA</text:p>
          </table:table-cell>
          <table:table-cell office:value-type="string">
            <text:p>TXD3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6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/*</text:p>
          </table:table-cell>
          <table:table-cell office:value-type="string">
            <text:p>P0[26]</text:p>
          </table:table-cell>
          <table:table-cell office:value-type="string">
            <text:p>AD0[3]</text:p>
          </table:table-cell>
          <table:table-cell office:value-type="string">
            <text:p>AOUT/RXD3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7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/*</text:p>
          </table:table-cell>
          <table:table-cell office:value-type="string">
            <text:p>P0[27]</text:p>
          </table:table-cell>
          <table:table-cell office:value-type="string">
            <text:p>SDA0</text:p>
          </table:table-cell>
          <table:table-cell office:value-type="string">
            <text:p>USB_SDA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8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/*</text:p>
          </table:table-cell>
          <table:table-cell office:value-type="string">
            <text:p>P0[28]</text:p>
          </table:table-cell>
          <table:table-cell office:value-type="string">
            <text:p>SCL0</text:p>
          </table:table-cell>
          <table:table-cell office:value-type="string">
            <text:p>USB_SCL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9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/*</text:p>
          </table:table-cell>
          <table:table-cell office:value-type="string">
            <text:p>P0[29]</text:p>
          </table:table-cell>
          <table:table-cell office:value-type="string">
            <text:p>USB_D+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30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/*</text:p>
          </table:table-cell>
          <table:table-cell office:value-type="string">
            <text:p>P0[30]</text:p>
          </table:table-cell>
          <table:table-cell office:value-type="string">
            <text:p>USB_D-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00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/>
          <table:table-cell office:value-type="string">
            <text:p>/*</text:p>
          </table:table-cell>
          <table:table-cell office:value-type="string">
            <text:p>P1[0]</text:p>
          </table:table-cell>
          <table:table-cell office:value-type="string">
            <text:p>ENET_TXD0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01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*</text:p>
          </table:table-cell>
          <table:table-cell office:value-type="string">
            <text:p>P1[1]</text:p>
          </table:table-cell>
          <table:table-cell office:value-type="string">
            <text:p>ENET_TXD1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04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/>
          <table:table-cell office:value-type="string">
            <text:p>/*</text:p>
          </table:table-cell>
          <table:table-cell office:value-type="string">
            <text:p>P1[4]</text:p>
          </table:table-cell>
          <table:table-cell office:value-type="string">
            <text:p>ENET_TX_EN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08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/>
          <table:table-cell office:value-type="string">
            <text:p>/*</text:p>
          </table:table-cell>
          <table:table-cell office:value-type="string">
            <text:p>P1[8]</text:p>
          </table:table-cell>
          <table:table-cell office:value-type="string">
            <text:p>ENET_CRS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09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/>
          <table:table-cell office:value-type="string">
            <text:p>/*</text:p>
          </table:table-cell>
          <table:table-cell office:value-type="string">
            <text:p>P1[9]</text:p>
          </table:table-cell>
          <table:table-cell office:value-type="string">
            <text:p>ENET_RXD0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0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/*</text:p>
          </table:table-cell>
          <table:table-cell office:value-type="string">
            <text:p>P1[10]</text:p>
          </table:table-cell>
          <table:table-cell office:value-type="string">
            <text:p>ENET_RXD1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4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*</text:p>
          </table:table-cell>
          <table:table-cell office:value-type="string">
            <text:p>P1[14]</text:p>
          </table:table-cell>
          <table:table-cell office:value-type="string">
            <text:p>ENET_RX_ER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5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/*</text:p>
          </table:table-cell>
          <table:table-cell office:value-type="string">
            <text:p>P1[15]</text:p>
          </table:table-cell>
          <table:table-cell office:value-type="string">
            <text:p>ENET_REF_CLK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6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/*</text:p>
          </table:table-cell>
          <table:table-cell office:value-type="string">
            <text:p>P1[16]</text:p>
          </table:table-cell>
          <table:table-cell office:value-type="string">
            <text:p>ENET_MDC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7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/*</text:p>
          </table:table-cell>
          <table:table-cell office:value-type="string">
            <text:p>P1[17]</text:p>
          </table:table-cell>
          <table:table-cell office:value-type="string">
            <text:p>ENET_MDIO</text:p>
          </table:table-cell>
          <table:table-cell table:number-columns-repeated="2"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8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/*</text:p>
          </table:table-cell>
          <table:table-cell office:value-type="string">
            <text:p>P1[18]</text:p>
          </table:table-cell>
          <table:table-cell office:value-type="string">
            <text:p>USB_UP_LED</text:p>
          </table:table-cell>
          <table:table-cell office:value-type="string">
            <text:p>PWM1[1]</text:p>
          </table:table-cell>
          <table:table-cell office:value-type="string">
            <text:p>CAP1[0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9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/*</text:p>
          </table:table-cell>
          <table:table-cell office:value-type="string">
            <text:p>P1[19]</text:p>
          </table:table-cell>
          <table:table-cell office:value-type="string">
            <text:p>MCOA0</text:p>
          </table:table-cell>
          <table:table-cell office:value-type="string">
            <text:p>USB_PPWR</text:p>
          </table:table-cell>
          <table:table-cell office:value-type="string">
            <text:p>CAP1[1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0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*</text:p>
          </table:table-cell>
          <table:table-cell office:value-type="string">
            <text:p>P1[20]</text:p>
          </table:table-cell>
          <table:table-cell office:value-type="string">
            <text:p>MCI0</text:p>
          </table:table-cell>
          <table:table-cell office:value-type="string">
            <text:p>PWM1[2]</text:p>
          </table:table-cell>
          <table:table-cell office:value-type="string">
            <text:p>SCK0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1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/*</text:p>
          </table:table-cell>
          <table:table-cell office:value-type="string">
            <text:p>P1[21]</text:p>
          </table:table-cell>
          <table:table-cell office:value-type="string">
            <text:p>MCABORT</text:p>
          </table:table-cell>
          <table:table-cell office:value-type="string">
            <text:p>PWM1[3]</text:p>
          </table:table-cell>
          <table:table-cell office:value-type="string">
            <text:p>SSEL0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2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/*</text:p>
          </table:table-cell>
          <table:table-cell office:value-type="string">
            <text:p>P1[22]</text:p>
          </table:table-cell>
          <table:table-cell office:value-type="string">
            <text:p>MCOB0</text:p>
          </table:table-cell>
          <table:table-cell office:value-type="string">
            <text:p>USB_PWRD</text:p>
          </table:table-cell>
          <table:table-cell office:value-type="string">
            <text:p>MAT1[0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3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/*</text:p>
          </table:table-cell>
          <table:table-cell office:value-type="string">
            <text:p>P1[23]</text:p>
          </table:table-cell>
          <table:table-cell office:value-type="string">
            <text:p>MCI1</text:p>
          </table:table-cell>
          <table:table-cell office:value-type="string">
            <text:p>PWM1[4]</text:p>
          </table:table-cell>
          <table:table-cell office:value-type="string">
            <text:p>MISO0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4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/*</text:p>
          </table:table-cell>
          <table:table-cell office:value-type="string">
            <text:p>P1[24]</text:p>
          </table:table-cell>
          <table:table-cell office:value-type="string">
            <text:p>MCI2</text:p>
          </table:table-cell>
          <table:table-cell office:value-type="string">
            <text:p>PWM1[5]</text:p>
          </table:table-cell>
          <table:table-cell office:value-type="string">
            <text:p>MOSI0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5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/*</text:p>
          </table:table-cell>
          <table:table-cell office:value-type="string">
            <text:p>P1[25]</text:p>
          </table:table-cell>
          <table:table-cell office:value-type="string">
            <text:p>MCOA1</text:p>
          </table:table-cell>
          <table:table-cell office:value-type="string">
            <text:p>MAT1[1]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6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/*</text:p>
          </table:table-cell>
          <table:table-cell office:value-type="string">
            <text:p>P1[26]</text:p>
          </table:table-cell>
          <table:table-cell office:value-type="string">
            <text:p>MCOB1</text:p>
          </table:table-cell>
          <table:table-cell office:value-type="string">
            <text:p>PWM1[6]</text:p>
          </table:table-cell>
          <table:table-cell office:value-type="string">
            <text:p>CAP0[0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7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/*</text:p>
          </table:table-cell>
          <table:table-cell office:value-type="string">
            <text:p>P1[27]</text:p>
          </table:table-cell>
          <table:table-cell office:value-type="string">
            <text:p>CLKOUT</text:p>
          </table:table-cell>
          <table:table-cell office:value-type="string">
            <text:p>USB_OVRCR</text:p>
          </table:table-cell>
          <table:table-cell office:value-type="string">
            <text:p>CAP0[1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8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/*</text:p>
          </table:table-cell>
          <table:table-cell office:value-type="string">
            <text:p>P1[28]</text:p>
          </table:table-cell>
          <table:table-cell office:value-type="string">
            <text:p>MCOA2</text:p>
          </table:table-cell>
          <table:table-cell office:value-type="string">
            <text:p>PCAP1[0]</text:p>
          </table:table-cell>
          <table:table-cell office:value-type="string">
            <text:p>MAT0[0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9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/*</text:p>
          </table:table-cell>
          <table:table-cell office:value-type="string">
            <text:p>P1[29]</text:p>
          </table:table-cell>
          <table:table-cell office:value-type="string">
            <text:p>MCOB2</text:p>
          </table:table-cell>
          <table:table-cell office:value-type="string">
            <text:p>PCAP1[1]</text:p>
          </table:table-cell>
          <table:table-cell office:value-type="string">
            <text:p>MAT0[1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30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/*</text:p>
          </table:table-cell>
          <table:table-cell office:value-type="string">
            <text:p>P1[30]</text:p>
          </table:table-cell>
          <table:table-cell office:value-type="string">
            <text:p>VBUS</text:p>
          </table:table-cell>
          <table:table-cell office:value-type="string">
            <text:p>AD0[4]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31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/*</text:p>
          </table:table-cell>
          <table:table-cell office:value-type="string">
            <text:p>P1[31]</text:p>
          </table:table-cell>
          <table:table-cell office:value-type="string">
            <text:p>SCK1</text:p>
          </table:table-cell>
          <table:table-cell office:value-type="string">
            <text:p>AD0[5]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0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/>
          <table:table-cell office:value-type="string">
            <text:p>/*</text:p>
          </table:table-cell>
          <table:table-cell office:value-type="string">
            <text:p>P2[0]</text:p>
          </table:table-cell>
          <table:table-cell office:value-type="string">
            <text:p>PWM1[1]</text:p>
          </table:table-cell>
          <table:table-cell office:value-type="string">
            <text:p>TXD1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1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*</text:p>
          </table:table-cell>
          <table:table-cell office:value-type="string">
            <text:p>P2[1]</text:p>
          </table:table-cell>
          <table:table-cell office:value-type="string">
            <text:p>PWM1[2]</text:p>
          </table:table-cell>
          <table:table-cell office:value-type="string">
            <text:p>RXD1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2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/>
          <table:table-cell office:value-type="string">
            <text:p>/*</text:p>
          </table:table-cell>
          <table:table-cell office:value-type="string">
            <text:p>P2[2]</text:p>
          </table:table-cell>
          <table:table-cell office:value-type="string">
            <text:p>PWM1[3]</text:p>
          </table:table-cell>
          <table:table-cell office:value-type="string">
            <text:p>CTS1</text:p>
          </table:table-cell>
          <table:table-cell office:value-type="string">
            <text:p>TRACEDATA[3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3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/>
          <table:table-cell office:value-type="string">
            <text:p>/*</text:p>
          </table:table-cell>
          <table:table-cell office:value-type="string">
            <text:p>P2[3]</text:p>
          </table:table-cell>
          <table:table-cell office:value-type="string">
            <text:p>PWM1[4]</text:p>
          </table:table-cell>
          <table:table-cell office:value-type="string">
            <text:p>DCD1</text:p>
          </table:table-cell>
          <table:table-cell office:value-type="string">
            <text:p>TRACEDATA[2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4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/>
          <table:table-cell office:value-type="string">
            <text:p>/*</text:p>
          </table:table-cell>
          <table:table-cell office:value-type="string">
            <text:p>P2[4]</text:p>
          </table:table-cell>
          <table:table-cell office:value-type="string">
            <text:p>PWM1[5]</text:p>
          </table:table-cell>
          <table:table-cell office:value-type="string">
            <text:p>DSR1</text:p>
          </table:table-cell>
          <table:table-cell office:value-type="string">
            <text:p>TRACEDATA[1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5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/>
          <table:table-cell office:value-type="string">
            <text:p>/*</text:p>
          </table:table-cell>
          <table:table-cell office:value-type="string">
            <text:p>P2[5]</text:p>
          </table:table-cell>
          <table:table-cell office:value-type="string">
            <text:p>PWM1[6]</text:p>
          </table:table-cell>
          <table:table-cell office:value-type="string">
            <text:p>DTR1</text:p>
          </table:table-cell>
          <table:table-cell office:value-type="string">
            <text:p>TRACEDATA[0]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6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/>
          <table:table-cell office:value-type="string">
            <text:p>/*</text:p>
          </table:table-cell>
          <table:table-cell office:value-type="string">
            <text:p>P2[6]</text:p>
          </table:table-cell>
          <table:table-cell office:value-type="string">
            <text:p>PCAP1[0]</text:p>
          </table:table-cell>
          <table:table-cell office:value-type="string">
            <text:p>RI1</text:p>
          </table:table-cell>
          <table:table-cell office:value-type="string">
            <text:p>TRACECLK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7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/>
          <table:table-cell office:value-type="string">
            <text:p>/*</text:p>
          </table:table-cell>
          <table:table-cell office:value-type="string">
            <text:p>P2[7]</text:p>
          </table:table-cell>
          <table:table-cell office:value-type="string">
            <text:p>RD2</text:p>
          </table:table-cell>
          <table:table-cell office:value-type="string">
            <text:p>RTS1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8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/>
          <table:table-cell office:value-type="string">
            <text:p>/*</text:p>
          </table:table-cell>
          <table:table-cell office:value-type="string">
            <text:p>P2[8]</text:p>
          </table:table-cell>
          <table:table-cell office:value-type="string">
            <text:p>TD2</text:p>
          </table:table-cell>
          <table:table-cell office:value-type="string">
            <text:p>TXD2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9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/>
          <table:table-cell office:value-type="string">
            <text:p>/*</text:p>
          </table:table-cell>
          <table:table-cell office:value-type="string">
            <text:p>P2[9]</text:p>
          </table:table-cell>
          <table:table-cell office:value-type="string">
            <text:p>USB_CONNECT</text:p>
          </table:table-cell>
          <table:table-cell office:value-type="string">
            <text:p>RXD2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10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/*</text:p>
          </table:table-cell>
          <table:table-cell office:value-type="string">
            <text:p>P2[10]</text:p>
          </table:table-cell>
          <table:table-cell office:value-type="string">
            <text:p>EINT0</text:p>
          </table:table-cell>
          <table:table-cell office:value-type="string">
            <text:p>NMI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11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/*</text:p>
          </table:table-cell>
          <table:table-cell office:value-type="string">
            <text:p>P2[11]</text:p>
          </table:table-cell>
          <table:table-cell office:value-type="string">
            <text:p>EINT1</text:p>
          </table:table-cell>
          <table:table-cell office:value-type="string">
            <text:p>I2STX_CLK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12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/*</text:p>
          </table:table-cell>
          <table:table-cell office:value-type="string">
            <text:p>P2[12]</text:p>
          </table:table-cell>
          <table:table-cell office:value-type="string">
            <text:p>EINT2</text:p>
          </table:table-cell>
          <table:table-cell office:value-type="string">
            <text:p>I2STX_WS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13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*</text:p>
          </table:table-cell>
          <table:table-cell office:value-type="string">
            <text:p>P2[13]</text:p>
          </table:table-cell>
          <table:table-cell office:value-type="string">
            <text:p>EINT3</text:p>
          </table:table-cell>
          <table:table-cell office:value-type="string">
            <text:p>I2STX_SDA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325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/*</text:p>
          </table:table-cell>
          <table:table-cell office:value-type="string">
            <text:p>P3[25]</text:p>
          </table:table-cell>
          <table:table-cell office:value-type="string">
            <text:p>MAT0[0]</text:p>
          </table:table-cell>
          <table:table-cell office:value-type="string">
            <text:p>PWM1[2]</text:p>
          </table:table-cell>
          <table:table-cell/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326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/*</text:p>
          </table:table-cell>
          <table:table-cell office:value-type="string">
            <text:p>P3[26]</text:p>
          </table:table-cell>
          <table:table-cell office:value-type="string">
            <text:p>STCLK</text:p>
          </table:table-cell>
          <table:table-cell office:value-type="string">
            <text:p>MAT0[1]</text:p>
          </table:table-cell>
          <table:table-cell office:value-type="string">
            <text:p>PWM1[3]</text:p>
          </table:table-cell>
          <table:table-cell office:value-type="string">
            <text:p>*/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428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/*</text:p>
          </table:table-cell>
          <table:table-cell office:value-type="string">
            <text:p>P4[28]</text:p>
          </table:table-cell>
          <table:table-cell office:value-type="string">
            <text:p>RX_MCLK</text:p>
          </table:table-cell>
          <table:table-cell office:value-type="string">
            <text:p>MAT2[0]</text:p>
          </table:table-cell>
          <table:table-cell office:value-type="string">
            <text:p>TXD3</text:p>
          </table:table-cell>
          <table:table-cell office:value-type="string">
            <text:p>*/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429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/*</text:p>
          </table:table-cell>
          <table:table-cell office:value-type="string">
            <text:p>P4[29]</text:p>
          </table:table-cell>
          <table:table-cell office:value-type="string">
            <text:p>TX_MCLK</text:p>
          </table:table-cell>
          <table:table-cell office:value-type="string">
            <text:p>MAT2[1]</text:p>
          </table:table-cell>
          <table:table-cell office:value-type="string">
            <text:p>RXD3</text:p>
          </table:table-cell>
          <table:table-cell office:value-type="string">
            <text:p>*/</text:p>
          </table:table-cell>
        </table:table-row>
      </table:table>
      <table:table table:name="Tabelle2" table:style-name="ta1">
        <table:table-column table:style-name="co1" table:number-columns-repeated="9" table:default-cell-style-name="Default"/>
        <table:table-column table:style-name="co12" table:default-cell-style-name="ce4"/>
        <table:table-column table:style-name="co1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4" table:default-cell-style-name="Default"/>
        <table:table-row table:style-name="ro1" table:number-rows-repeated="3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0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0]</text:p>
          </table:table-cell>
          <table:table-cell office:value-type="string">
            <text:p>|</text:p>
          </table:table-cell>
          <table:table-cell table:style-name="ce4" office:value-type="string">
            <text:p>RD1</text:p>
          </table:table-cell>
          <table:table-cell office:value-type="string">
            <text:p>|</text:p>
          </table:table-cell>
          <table:table-cell table:style-name="ce5" office:value-type="string">
            <text:p>TXD3</text:p>
          </table:table-cell>
          <table:table-cell office:value-type="string">
            <text:p>|</text:p>
          </table:table-cell>
          <table:table-cell table:style-name="ce4" office:value-type="string">
            <text:p>SDA1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1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1]</text:p>
          </table:table-cell>
          <table:table-cell office:value-type="string">
            <text:p>|</text:p>
          </table:table-cell>
          <table:table-cell table:style-name="ce4" office:value-type="string">
            <text:p>TD1</text:p>
          </table:table-cell>
          <table:table-cell office:value-type="string">
            <text:p>|</text:p>
          </table:table-cell>
          <table:table-cell table:style-name="ce4" office:value-type="string">
            <text:p>RXD3</text:p>
          </table:table-cell>
          <table:table-cell office:value-type="string">
            <text:p>|</text:p>
          </table:table-cell>
          <table:table-cell table:style-name="ce4" office:value-type="string">
            <text:p>SCL1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2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2]</text:p>
          </table:table-cell>
          <table:table-cell office:value-type="string">
            <text:p>|</text:p>
          </table:table-cell>
          <table:table-cell table:style-name="ce4" office:value-type="string">
            <text:p>TXD0</text:p>
          </table:table-cell>
          <table:table-cell office:value-type="string">
            <text:p>|</text:p>
          </table:table-cell>
          <table:table-cell table:style-name="ce4" office:value-type="string">
            <text:p>AD0[7]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3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3]</text:p>
          </table:table-cell>
          <table:table-cell office:value-type="string">
            <text:p>|</text:p>
          </table:table-cell>
          <table:table-cell table:style-name="ce4" office:value-type="string">
            <text:p>RXD0</text:p>
          </table:table-cell>
          <table:table-cell office:value-type="string">
            <text:p>|</text:p>
          </table:table-cell>
          <table:table-cell table:style-name="ce4" office:value-type="string">
            <text:p>AD0[6]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4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4]</text:p>
          </table:table-cell>
          <table:table-cell office:value-type="string">
            <text:p>|</text:p>
          </table:table-cell>
          <table:table-cell table:style-name="ce4" office:value-type="string">
            <text:p>I2SRX_CLK</text:p>
          </table:table-cell>
          <table:table-cell office:value-type="string">
            <text:p>|</text:p>
          </table:table-cell>
          <table:table-cell table:style-name="ce4" office:value-type="string">
            <text:p>RD2</text:p>
          </table:table-cell>
          <table:table-cell office:value-type="string">
            <text:p>|</text:p>
          </table:table-cell>
          <table:table-cell table:style-name="ce4" office:value-type="string">
            <text:p>CAP2[0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5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5]</text:p>
          </table:table-cell>
          <table:table-cell office:value-type="string">
            <text:p>|</text:p>
          </table:table-cell>
          <table:table-cell office:value-type="string">
            <text:p>I2SRX_WS</text:p>
          </table:table-cell>
          <table:table-cell office:value-type="string">
            <text:p>|</text:p>
          </table:table-cell>
          <table:table-cell table:style-name="ce6" office:value-type="string">
            <text:p>TD2</text:p>
          </table:table-cell>
          <table:table-cell office:value-type="string">
            <text:p>|</text:p>
          </table:table-cell>
          <table:table-cell table:style-name="ce4" office:value-type="string">
            <text:p>CAP2[1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6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6]</text:p>
          </table:table-cell>
          <table:table-cell office:value-type="string">
            <text:p>|</text:p>
          </table:table-cell>
          <table:table-cell table:style-name="ce4" office:value-type="string">
            <text:p>I2SRX_SDA</text:p>
          </table:table-cell>
          <table:table-cell office:value-type="string">
            <text:p>|</text:p>
          </table:table-cell>
          <table:table-cell table:style-name="ce4" office:value-type="string">
            <text:p>SSEL1</text:p>
          </table:table-cell>
          <table:table-cell office:value-type="string">
            <text:p>|</text:p>
          </table:table-cell>
          <table:table-cell table:style-name="ce4" office:value-type="string">
            <text:p>MAT2[0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7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7]</text:p>
          </table:table-cell>
          <table:table-cell office:value-type="string">
            <text:p>|</text:p>
          </table:table-cell>
          <table:table-cell table:style-name="ce4" office:value-type="string">
            <text:p>I2STX_CLK</text:p>
          </table:table-cell>
          <table:table-cell office:value-type="string">
            <text:p>|</text:p>
          </table:table-cell>
          <table:table-cell table:style-name="ce4" office:value-type="string">
            <text:p>SCK1</text:p>
          </table:table-cell>
          <table:table-cell office:value-type="string">
            <text:p>|</text:p>
          </table:table-cell>
          <table:table-cell table:style-name="ce4" office:value-type="string">
            <text:p>MAT2[1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8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8]</text:p>
          </table:table-cell>
          <table:table-cell office:value-type="string">
            <text:p>|</text:p>
          </table:table-cell>
          <table:table-cell table:style-name="ce4" office:value-type="string">
            <text:p>I2STX_WS</text:p>
          </table:table-cell>
          <table:table-cell office:value-type="string">
            <text:p>|</text:p>
          </table:table-cell>
          <table:table-cell table:style-name="ce4" office:value-type="string">
            <text:p>MISO1</text:p>
          </table:table-cell>
          <table:table-cell office:value-type="string">
            <text:p>|</text:p>
          </table:table-cell>
          <table:table-cell table:style-name="ce4" office:value-type="string">
            <text:p>MAT2[2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09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9]</text:p>
          </table:table-cell>
          <table:table-cell office:value-type="string">
            <text:p>|</text:p>
          </table:table-cell>
          <table:table-cell table:style-name="ce4" office:value-type="string">
            <text:p>I2STX_SDA</text:p>
          </table:table-cell>
          <table:table-cell office:value-type="string">
            <text:p>|</text:p>
          </table:table-cell>
          <table:table-cell table:style-name="ce4" office:value-type="string">
            <text:p>MOSI1</text:p>
          </table:table-cell>
          <table:table-cell office:value-type="string">
            <text:p>|</text:p>
          </table:table-cell>
          <table:table-cell table:style-name="ce4" office:value-type="string">
            <text:p>MAT2[3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0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10]</text:p>
          </table:table-cell>
          <table:table-cell office:value-type="string">
            <text:p>|</text:p>
          </table:table-cell>
          <table:table-cell table:style-name="ce4" office:value-type="string">
            <text:p>TXD2</text:p>
          </table:table-cell>
          <table:table-cell office:value-type="string">
            <text:p>|</text:p>
          </table:table-cell>
          <table:table-cell table:style-name="ce4" office:value-type="string">
            <text:p>SDA2</text:p>
          </table:table-cell>
          <table:table-cell office:value-type="string">
            <text:p>|</text:p>
          </table:table-cell>
          <table:table-cell table:style-name="ce4" office:value-type="string">
            <text:p>MAT3[0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1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/*</text:p>
          </table:table-cell>
          <table:table-cell table:style-name="ce4" office:value-type="string">
            <text:p>P0[11]</text:p>
          </table:table-cell>
          <table:table-cell office:value-type="string">
            <text:p>|</text:p>
          </table:table-cell>
          <table:table-cell table:style-name="ce4" office:value-type="string">
            <text:p>RXD2</text:p>
          </table:table-cell>
          <table:table-cell office:value-type="string">
            <text:p>|</text:p>
          </table:table-cell>
          <table:table-cell table:style-name="ce4" office:value-type="string">
            <text:p>SCL2</text:p>
          </table:table-cell>
          <table:table-cell office:value-type="string">
            <text:p>|</text:p>
          </table:table-cell>
          <table:table-cell table:style-name="ce4" office:value-type="string">
            <text:p>MAT3[1]</text:p>
          </table:table-cell>
        </table:table-row>
        <table:table-row table:style-name="ro1">
          <table:table-cell table:number-columns-repeated="9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5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/*</text:p>
          </table:table-cell>
          <table:table-cell office:value-type="string">
            <text:p>P0[15]</text:p>
          </table:table-cell>
          <table:table-cell office:value-type="string">
            <text:p>|</text:p>
          </table:table-cell>
          <table:table-cell office:value-type="string">
            <text:p>TXD1</text:p>
          </table:table-cell>
          <table:table-cell office:value-type="string">
            <text:p>|</text:p>
          </table:table-cell>
          <table:table-cell office:value-type="string">
            <text:p>SCK0</text:p>
          </table:table-cell>
          <table:table-cell office:value-type="string">
            <text:p>|</text:p>
          </table:table-cell>
          <table:table-cell office:value-type="string">
            <text:p>SCK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6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/*</text:p>
          </table:table-cell>
          <table:table-cell office:value-type="string">
            <text:p>P0[16]</text:p>
          </table:table-cell>
          <table:table-cell office:value-type="string">
            <text:p>|</text:p>
          </table:table-cell>
          <table:table-cell office:value-type="string">
            <text:p>RXD1</text:p>
          </table:table-cell>
          <table:table-cell office:value-type="string">
            <text:p>|</text:p>
          </table:table-cell>
          <table:table-cell office:value-type="string">
            <text:p>SSEL0</text:p>
          </table:table-cell>
          <table:table-cell office:value-type="string">
            <text:p>|</text:p>
          </table:table-cell>
          <table:table-cell office:value-type="string">
            <text:p>SSEL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7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/*</text:p>
          </table:table-cell>
          <table:table-cell office:value-type="string">
            <text:p>P0[17]</text:p>
          </table:table-cell>
          <table:table-cell office:value-type="string">
            <text:p>|</text:p>
          </table:table-cell>
          <table:table-cell office:value-type="string">
            <text:p>CTS1</text:p>
          </table:table-cell>
          <table:table-cell office:value-type="string">
            <text:p>|</text:p>
          </table:table-cell>
          <table:table-cell office:value-type="string">
            <text:p>MISO0</text:p>
          </table:table-cell>
          <table:table-cell office:value-type="string">
            <text:p>|</text:p>
          </table:table-cell>
          <table:table-cell office:value-type="string">
            <text:p>MISO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8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/*</text:p>
          </table:table-cell>
          <table:table-cell office:value-type="string">
            <text:p>P0[18]</text:p>
          </table:table-cell>
          <table:table-cell office:value-type="string">
            <text:p>|</text:p>
          </table:table-cell>
          <table:table-cell office:value-type="string">
            <text:p>DCD1</text:p>
          </table:table-cell>
          <table:table-cell office:value-type="string">
            <text:p>|</text:p>
          </table:table-cell>
          <table:table-cell office:value-type="string">
            <text:p>MOSI0</text:p>
          </table:table-cell>
          <table:table-cell office:value-type="string">
            <text:p>|</text:p>
          </table:table-cell>
          <table:table-cell office:value-type="string">
            <text:p>MOSI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19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/*</text:p>
          </table:table-cell>
          <table:table-cell office:value-type="string">
            <text:p>P0[19]</text:p>
          </table:table-cell>
          <table:table-cell office:value-type="string">
            <text:p>|</text:p>
          </table:table-cell>
          <table:table-cell office:value-type="string">
            <text:p>DSR1</text:p>
          </table:table-cell>
          <table:table-cell office:value-type="string">
            <text:p>|</text:p>
          </table:table-cell>
          <table:table-cell office:value-type="string">
            <text:p>SDA1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0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*</text:p>
          </table:table-cell>
          <table:table-cell office:value-type="string">
            <text:p>P0[20]</text:p>
          </table:table-cell>
          <table:table-cell office:value-type="string">
            <text:p>|</text:p>
          </table:table-cell>
          <table:table-cell office:value-type="string">
            <text:p>DTR1</text:p>
          </table:table-cell>
          <table:table-cell office:value-type="string">
            <text:p>|</text:p>
          </table:table-cell>
          <table:table-cell office:value-type="string">
            <text:p>SCL1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1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/*</text:p>
          </table:table-cell>
          <table:table-cell office:value-type="string">
            <text:p>P0[21]</text:p>
          </table:table-cell>
          <table:table-cell office:value-type="string">
            <text:p>|</text:p>
          </table:table-cell>
          <table:table-cell office:value-type="string">
            <text:p>RI1</text:p>
          </table:table-cell>
          <table:table-cell office:value-type="string">
            <text:p>|</text:p>
          </table:table-cell>
          <table:table-cell office:value-type="string">
            <text:p>RD1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2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/*</text:p>
          </table:table-cell>
          <table:table-cell office:value-type="string">
            <text:p>P0[22]</text:p>
          </table:table-cell>
          <table:table-cell office:value-type="string">
            <text:p>|</text:p>
          </table:table-cell>
          <table:table-cell office:value-type="string">
            <text:p>RTS1</text:p>
          </table:table-cell>
          <table:table-cell office:value-type="string">
            <text:p>|</text:p>
          </table:table-cell>
          <table:table-cell office:value-type="string">
            <text:p>TD1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3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/*</text:p>
          </table:table-cell>
          <table:table-cell office:value-type="string">
            <text:p>P0[23]</text:p>
          </table:table-cell>
          <table:table-cell office:value-type="string">
            <text:p>|</text:p>
          </table:table-cell>
          <table:table-cell office:value-type="string">
            <text:p>AD0[0]</text:p>
          </table:table-cell>
          <table:table-cell office:value-type="string">
            <text:p>|</text:p>
          </table:table-cell>
          <table:table-cell office:value-type="string">
            <text:p>I2SRX_CLK</text:p>
          </table:table-cell>
          <table:table-cell office:value-type="string">
            <text:p>|</text:p>
          </table:table-cell>
          <table:table-cell office:value-type="string">
            <text:p>CAP3[0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4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/*</text:p>
          </table:table-cell>
          <table:table-cell office:value-type="string">
            <text:p>P0[24]</text:p>
          </table:table-cell>
          <table:table-cell office:value-type="string">
            <text:p>|</text:p>
          </table:table-cell>
          <table:table-cell office:value-type="string">
            <text:p>AD0[1]</text:p>
          </table:table-cell>
          <table:table-cell office:value-type="string">
            <text:p>|</text:p>
          </table:table-cell>
          <table:table-cell office:value-type="string">
            <text:p>I2SRX_WS</text:p>
          </table:table-cell>
          <table:table-cell office:value-type="string">
            <text:p>|</text:p>
          </table:table-cell>
          <table:table-cell office:value-type="string">
            <text:p>CAP3[1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5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/*</text:p>
          </table:table-cell>
          <table:table-cell office:value-type="string">
            <text:p>P0[25]</text:p>
          </table:table-cell>
          <table:table-cell office:value-type="string">
            <text:p>|</text:p>
          </table:table-cell>
          <table:table-cell office:value-type="string">
            <text:p>AD0[2]</text:p>
          </table:table-cell>
          <table:table-cell office:value-type="string">
            <text:p>|</text:p>
          </table:table-cell>
          <table:table-cell office:value-type="string">
            <text:p>I2SRX_SDA</text:p>
          </table:table-cell>
          <table:table-cell office:value-type="string">
            <text:p>|</text:p>
          </table:table-cell>
          <table:table-cell office:value-type="string">
            <text:p>TXD3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6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/*</text:p>
          </table:table-cell>
          <table:table-cell office:value-type="string">
            <text:p>P0[26]</text:p>
          </table:table-cell>
          <table:table-cell office:value-type="string">
            <text:p>|</text:p>
          </table:table-cell>
          <table:table-cell office:value-type="string">
            <text:p>AD0[3]</text:p>
          </table:table-cell>
          <table:table-cell office:value-type="string">
            <text:p>|</text:p>
          </table:table-cell>
          <table:table-cell office:value-type="string">
            <text:p>AOUT/RXD3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7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/*</text:p>
          </table:table-cell>
          <table:table-cell office:value-type="string">
            <text:p>P0[27]</text:p>
          </table:table-cell>
          <table:table-cell office:value-type="string">
            <text:p>|</text:p>
          </table:table-cell>
          <table:table-cell office:value-type="string">
            <text:p>SDA0</text:p>
          </table:table-cell>
          <table:table-cell office:value-type="string">
            <text:p>|</text:p>
          </table:table-cell>
          <table:table-cell office:value-type="string">
            <text:p>USB_SDA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8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/*</text:p>
          </table:table-cell>
          <table:table-cell office:value-type="string">
            <text:p>P0[28]</text:p>
          </table:table-cell>
          <table:table-cell office:value-type="string">
            <text:p>|</text:p>
          </table:table-cell>
          <table:table-cell office:value-type="string">
            <text:p>SCL0</text:p>
          </table:table-cell>
          <table:table-cell office:value-type="string">
            <text:p>|</text:p>
          </table:table-cell>
          <table:table-cell office:value-type="string">
            <text:p>USB_SCL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29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/*</text:p>
          </table:table-cell>
          <table:table-cell office:value-type="string">
            <text:p>P0[29]</text:p>
          </table:table-cell>
          <table:table-cell office:value-type="string">
            <text:p>|</text:p>
          </table:table-cell>
          <table:table-cell office:value-type="string">
            <text:p>USB_D+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030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/*</text:p>
          </table:table-cell>
          <table:table-cell office:value-type="string">
            <text:p>P0[30]</text:p>
          </table:table-cell>
          <table:table-cell office:value-type="string">
            <text:p>|</text:p>
          </table:table-cell>
          <table:table-cell office:value-type="string">
            <text:p>USB_D-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00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/>
          <table:table-cell office:value-type="string">
            <text:p>/*</text:p>
          </table:table-cell>
          <table:table-cell office:value-type="string">
            <text:p>P1[0]</text:p>
          </table:table-cell>
          <table:table-cell office:value-type="string">
            <text:p>|</text:p>
          </table:table-cell>
          <table:table-cell office:value-type="string">
            <text:p>ENET_TXD0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01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*</text:p>
          </table:table-cell>
          <table:table-cell office:value-type="string">
            <text:p>P1[1]</text:p>
          </table:table-cell>
          <table:table-cell office:value-type="string">
            <text:p>|</text:p>
          </table:table-cell>
          <table:table-cell office:value-type="string">
            <text:p>ENET_TXD1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04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/>
          <table:table-cell office:value-type="string">
            <text:p>/*</text:p>
          </table:table-cell>
          <table:table-cell office:value-type="string">
            <text:p>P1[4]</text:p>
          </table:table-cell>
          <table:table-cell office:value-type="string">
            <text:p>|</text:p>
          </table:table-cell>
          <table:table-cell office:value-type="string">
            <text:p>ENET_TX_EN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08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/>
          <table:table-cell office:value-type="string">
            <text:p>/*</text:p>
          </table:table-cell>
          <table:table-cell office:value-type="string">
            <text:p>P1[8]</text:p>
          </table:table-cell>
          <table:table-cell office:value-type="string">
            <text:p>|</text:p>
          </table:table-cell>
          <table:table-cell office:value-type="string">
            <text:p>ENET_CRS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09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/>
          <table:table-cell office:value-type="string">
            <text:p>/*</text:p>
          </table:table-cell>
          <table:table-cell office:value-type="string">
            <text:p>P1[9]</text:p>
          </table:table-cell>
          <table:table-cell office:value-type="string">
            <text:p>|</text:p>
          </table:table-cell>
          <table:table-cell office:value-type="string">
            <text:p>ENET_RXD0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0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/*</text:p>
          </table:table-cell>
          <table:table-cell office:value-type="string">
            <text:p>P1[10]</text:p>
          </table:table-cell>
          <table:table-cell office:value-type="string">
            <text:p>|</text:p>
          </table:table-cell>
          <table:table-cell office:value-type="string">
            <text:p>ENET_RXD1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4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*</text:p>
          </table:table-cell>
          <table:table-cell office:value-type="string">
            <text:p>P1[14]</text:p>
          </table:table-cell>
          <table:table-cell office:value-type="string">
            <text:p>|</text:p>
          </table:table-cell>
          <table:table-cell office:value-type="string">
            <text:p>ENET_RX_ER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5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/*</text:p>
          </table:table-cell>
          <table:table-cell office:value-type="string">
            <text:p>P1[15]</text:p>
          </table:table-cell>
          <table:table-cell office:value-type="string">
            <text:p>|</text:p>
          </table:table-cell>
          <table:table-cell office:value-type="string">
            <text:p>ENET_REF_CLK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6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/*</text:p>
          </table:table-cell>
          <table:table-cell office:value-type="string">
            <text:p>P1[16]</text:p>
          </table:table-cell>
          <table:table-cell office:value-type="string">
            <text:p>|</text:p>
          </table:table-cell>
          <table:table-cell office:value-type="string">
            <text:p>ENET_MDC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7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/*</text:p>
          </table:table-cell>
          <table:table-cell office:value-type="string">
            <text:p>P1[17]</text:p>
          </table:table-cell>
          <table:table-cell office:value-type="string">
            <text:p>|</text:p>
          </table:table-cell>
          <table:table-cell office:value-type="string">
            <text:p>ENET_MDIO</text:p>
          </table:table-cell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8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/*</text:p>
          </table:table-cell>
          <table:table-cell office:value-type="string">
            <text:p>P1[18]</text:p>
          </table:table-cell>
          <table:table-cell office:value-type="string">
            <text:p>|</text:p>
          </table:table-cell>
          <table:table-cell office:value-type="string">
            <text:p>USB_UP_LED</text:p>
          </table:table-cell>
          <table:table-cell office:value-type="string">
            <text:p>|</text:p>
          </table:table-cell>
          <table:table-cell office:value-type="string">
            <text:p>PWM1[1]</text:p>
          </table:table-cell>
          <table:table-cell office:value-type="string">
            <text:p>|</text:p>
          </table:table-cell>
          <table:table-cell office:value-type="string">
            <text:p>CAP1[0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19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/*</text:p>
          </table:table-cell>
          <table:table-cell office:value-type="string">
            <text:p>P1[19]</text:p>
          </table:table-cell>
          <table:table-cell office:value-type="string">
            <text:p>|</text:p>
          </table:table-cell>
          <table:table-cell office:value-type="string">
            <text:p>MCOA0</text:p>
          </table:table-cell>
          <table:table-cell office:value-type="string">
            <text:p>|</text:p>
          </table:table-cell>
          <table:table-cell office:value-type="string">
            <text:p>USB_PPWR</text:p>
          </table:table-cell>
          <table:table-cell office:value-type="string">
            <text:p>|</text:p>
          </table:table-cell>
          <table:table-cell office:value-type="string">
            <text:p>CAP1[1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0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*</text:p>
          </table:table-cell>
          <table:table-cell office:value-type="string">
            <text:p>P1[20]</text:p>
          </table:table-cell>
          <table:table-cell office:value-type="string">
            <text:p>|</text:p>
          </table:table-cell>
          <table:table-cell office:value-type="string">
            <text:p>MCI0</text:p>
          </table:table-cell>
          <table:table-cell office:value-type="string">
            <text:p>|</text:p>
          </table:table-cell>
          <table:table-cell office:value-type="string">
            <text:p>PWM1[2]</text:p>
          </table:table-cell>
          <table:table-cell office:value-type="string">
            <text:p>|</text:p>
          </table:table-cell>
          <table:table-cell office:value-type="string">
            <text:p>SCK0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1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/*</text:p>
          </table:table-cell>
          <table:table-cell office:value-type="string">
            <text:p>P1[21]</text:p>
          </table:table-cell>
          <table:table-cell office:value-type="string">
            <text:p>|</text:p>
          </table:table-cell>
          <table:table-cell office:value-type="string">
            <text:p>MCABORT</text:p>
          </table:table-cell>
          <table:table-cell office:value-type="string">
            <text:p>|</text:p>
          </table:table-cell>
          <table:table-cell office:value-type="string">
            <text:p>PWM1[3]</text:p>
          </table:table-cell>
          <table:table-cell office:value-type="string">
            <text:p>|</text:p>
          </table:table-cell>
          <table:table-cell office:value-type="string">
            <text:p>SSEL0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2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/*</text:p>
          </table:table-cell>
          <table:table-cell office:value-type="string">
            <text:p>P1[22]</text:p>
          </table:table-cell>
          <table:table-cell office:value-type="string">
            <text:p>|</text:p>
          </table:table-cell>
          <table:table-cell office:value-type="string">
            <text:p>MCOB0</text:p>
          </table:table-cell>
          <table:table-cell office:value-type="string">
            <text:p>|</text:p>
          </table:table-cell>
          <table:table-cell office:value-type="string">
            <text:p>USB_PWRD</text:p>
          </table:table-cell>
          <table:table-cell office:value-type="string">
            <text:p>|</text:p>
          </table:table-cell>
          <table:table-cell office:value-type="string">
            <text:p>MAT1[0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3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/*</text:p>
          </table:table-cell>
          <table:table-cell office:value-type="string">
            <text:p>P1[23]</text:p>
          </table:table-cell>
          <table:table-cell office:value-type="string">
            <text:p>|</text:p>
          </table:table-cell>
          <table:table-cell office:value-type="string">
            <text:p>MCI1</text:p>
          </table:table-cell>
          <table:table-cell office:value-type="string">
            <text:p>|</text:p>
          </table:table-cell>
          <table:table-cell office:value-type="string">
            <text:p>PWM1[4]</text:p>
          </table:table-cell>
          <table:table-cell office:value-type="string">
            <text:p>|</text:p>
          </table:table-cell>
          <table:table-cell office:value-type="string">
            <text:p>MISO0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4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/*</text:p>
          </table:table-cell>
          <table:table-cell office:value-type="string">
            <text:p>P1[24]</text:p>
          </table:table-cell>
          <table:table-cell office:value-type="string">
            <text:p>|</text:p>
          </table:table-cell>
          <table:table-cell office:value-type="string">
            <text:p>MCI2</text:p>
          </table:table-cell>
          <table:table-cell office:value-type="string">
            <text:p>|</text:p>
          </table:table-cell>
          <table:table-cell office:value-type="string">
            <text:p>PWM1[5]</text:p>
          </table:table-cell>
          <table:table-cell office:value-type="string">
            <text:p>|</text:p>
          </table:table-cell>
          <table:table-cell office:value-type="string">
            <text:p>MOSI0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5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/*</text:p>
          </table:table-cell>
          <table:table-cell office:value-type="string">
            <text:p>P1[25]</text:p>
          </table:table-cell>
          <table:table-cell office:value-type="string">
            <text:p>|</text:p>
          </table:table-cell>
          <table:table-cell office:value-type="string">
            <text:p>MCOA1</text:p>
          </table:table-cell>
          <table:table-cell office:value-type="string">
            <text:p>|</text:p>
          </table:table-cell>
          <table:table-cell office:value-type="string">
            <text:p>MAT1[1]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6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/*</text:p>
          </table:table-cell>
          <table:table-cell office:value-type="string">
            <text:p>P1[26]</text:p>
          </table:table-cell>
          <table:table-cell office:value-type="string">
            <text:p>|</text:p>
          </table:table-cell>
          <table:table-cell office:value-type="string">
            <text:p>MCOB1</text:p>
          </table:table-cell>
          <table:table-cell office:value-type="string">
            <text:p>|</text:p>
          </table:table-cell>
          <table:table-cell office:value-type="string">
            <text:p>PWM1[6]</text:p>
          </table:table-cell>
          <table:table-cell office:value-type="string">
            <text:p>|</text:p>
          </table:table-cell>
          <table:table-cell office:value-type="string">
            <text:p>CAP0[0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7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/*</text:p>
          </table:table-cell>
          <table:table-cell office:value-type="string">
            <text:p>P1[27]</text:p>
          </table:table-cell>
          <table:table-cell office:value-type="string">
            <text:p>|</text:p>
          </table:table-cell>
          <table:table-cell office:value-type="string">
            <text:p>CLKOUT</text:p>
          </table:table-cell>
          <table:table-cell office:value-type="string">
            <text:p>|</text:p>
          </table:table-cell>
          <table:table-cell office:value-type="string">
            <text:p>USB_OVRCR</text:p>
          </table:table-cell>
          <table:table-cell office:value-type="string">
            <text:p>|</text:p>
          </table:table-cell>
          <table:table-cell office:value-type="string">
            <text:p>CAP0[1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8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/*</text:p>
          </table:table-cell>
          <table:table-cell office:value-type="string">
            <text:p>P1[28]</text:p>
          </table:table-cell>
          <table:table-cell office:value-type="string">
            <text:p>|</text:p>
          </table:table-cell>
          <table:table-cell office:value-type="string">
            <text:p>MCOA2</text:p>
          </table:table-cell>
          <table:table-cell office:value-type="string">
            <text:p>|</text:p>
          </table:table-cell>
          <table:table-cell office:value-type="string">
            <text:p>PCAP1[0]</text:p>
          </table:table-cell>
          <table:table-cell office:value-type="string">
            <text:p>|</text:p>
          </table:table-cell>
          <table:table-cell office:value-type="string">
            <text:p>MAT0[0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29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/*</text:p>
          </table:table-cell>
          <table:table-cell office:value-type="string">
            <text:p>P1[29]</text:p>
          </table:table-cell>
          <table:table-cell office:value-type="string">
            <text:p>|</text:p>
          </table:table-cell>
          <table:table-cell office:value-type="string">
            <text:p>MCOB2</text:p>
          </table:table-cell>
          <table:table-cell office:value-type="string">
            <text:p>|</text:p>
          </table:table-cell>
          <table:table-cell office:value-type="string">
            <text:p>PCAP1[1]</text:p>
          </table:table-cell>
          <table:table-cell office:value-type="string">
            <text:p>|</text:p>
          </table:table-cell>
          <table:table-cell office:value-type="string">
            <text:p>MAT0[1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30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/*</text:p>
          </table:table-cell>
          <table:table-cell office:value-type="string">
            <text:p>P1[30]</text:p>
          </table:table-cell>
          <table:table-cell office:value-type="string">
            <text:p>|</text:p>
          </table:table-cell>
          <table:table-cell office:value-type="string">
            <text:p>VBUS</text:p>
          </table:table-cell>
          <table:table-cell office:value-type="string">
            <text:p>|</text:p>
          </table:table-cell>
          <table:table-cell office:value-type="string">
            <text:p>AD0[4]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131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/*</text:p>
          </table:table-cell>
          <table:table-cell office:value-type="string">
            <text:p>P1[31]</text:p>
          </table:table-cell>
          <table:table-cell office:value-type="string">
            <text:p>|</text:p>
          </table:table-cell>
          <table:table-cell office:value-type="string">
            <text:p>SCK1</text:p>
          </table:table-cell>
          <table:table-cell office:value-type="string">
            <text:p>|</text:p>
          </table:table-cell>
          <table:table-cell office:value-type="string">
            <text:p>AD0[5]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0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/>
          <table:table-cell office:value-type="string">
            <text:p>/*</text:p>
          </table:table-cell>
          <table:table-cell office:value-type="string">
            <text:p>P2[0]</text:p>
          </table:table-cell>
          <table:table-cell office:value-type="string">
            <text:p>|</text:p>
          </table:table-cell>
          <table:table-cell office:value-type="string">
            <text:p>PWM1[1]</text:p>
          </table:table-cell>
          <table:table-cell office:value-type="string">
            <text:p>|</text:p>
          </table:table-cell>
          <table:table-cell office:value-type="string">
            <text:p>TXD1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1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*</text:p>
          </table:table-cell>
          <table:table-cell office:value-type="string">
            <text:p>P2[1]</text:p>
          </table:table-cell>
          <table:table-cell office:value-type="string">
            <text:p>|</text:p>
          </table:table-cell>
          <table:table-cell office:value-type="string">
            <text:p>PWM1[2]</text:p>
          </table:table-cell>
          <table:table-cell office:value-type="string">
            <text:p>|</text:p>
          </table:table-cell>
          <table:table-cell office:value-type="string">
            <text:p>RXD1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2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/>
          <table:table-cell office:value-type="string">
            <text:p>/*</text:p>
          </table:table-cell>
          <table:table-cell office:value-type="string">
            <text:p>P2[2]</text:p>
          </table:table-cell>
          <table:table-cell office:value-type="string">
            <text:p>|</text:p>
          </table:table-cell>
          <table:table-cell office:value-type="string">
            <text:p>PWM1[3]</text:p>
          </table:table-cell>
          <table:table-cell office:value-type="string">
            <text:p>|</text:p>
          </table:table-cell>
          <table:table-cell office:value-type="string">
            <text:p>CTS1</text:p>
          </table:table-cell>
          <table:table-cell office:value-type="string">
            <text:p>|</text:p>
          </table:table-cell>
          <table:table-cell office:value-type="string">
            <text:p>TRACEDATA[3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3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/>
          <table:table-cell office:value-type="string">
            <text:p>/*</text:p>
          </table:table-cell>
          <table:table-cell office:value-type="string">
            <text:p>P2[3]</text:p>
          </table:table-cell>
          <table:table-cell office:value-type="string">
            <text:p>|</text:p>
          </table:table-cell>
          <table:table-cell office:value-type="string">
            <text:p>PWM1[4]</text:p>
          </table:table-cell>
          <table:table-cell office:value-type="string">
            <text:p>|</text:p>
          </table:table-cell>
          <table:table-cell office:value-type="string">
            <text:p>DCD1</text:p>
          </table:table-cell>
          <table:table-cell office:value-type="string">
            <text:p>|</text:p>
          </table:table-cell>
          <table:table-cell office:value-type="string">
            <text:p>TRACEDATA[2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4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/>
          <table:table-cell office:value-type="string">
            <text:p>/*</text:p>
          </table:table-cell>
          <table:table-cell office:value-type="string">
            <text:p>P2[4]</text:p>
          </table:table-cell>
          <table:table-cell office:value-type="string">
            <text:p>|</text:p>
          </table:table-cell>
          <table:table-cell office:value-type="string">
            <text:p>PWM1[5]</text:p>
          </table:table-cell>
          <table:table-cell office:value-type="string">
            <text:p>|</text:p>
          </table:table-cell>
          <table:table-cell office:value-type="string">
            <text:p>DSR1</text:p>
          </table:table-cell>
          <table:table-cell office:value-type="string">
            <text:p>|</text:p>
          </table:table-cell>
          <table:table-cell office:value-type="string">
            <text:p>TRACEDATA[1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5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/>
          <table:table-cell office:value-type="string">
            <text:p>/*</text:p>
          </table:table-cell>
          <table:table-cell office:value-type="string">
            <text:p>P2[5]</text:p>
          </table:table-cell>
          <table:table-cell office:value-type="string">
            <text:p>|</text:p>
          </table:table-cell>
          <table:table-cell office:value-type="string">
            <text:p>PWM1[6]</text:p>
          </table:table-cell>
          <table:table-cell office:value-type="string">
            <text:p>|</text:p>
          </table:table-cell>
          <table:table-cell office:value-type="string">
            <text:p>DTR1</text:p>
          </table:table-cell>
          <table:table-cell office:value-type="string">
            <text:p>|</text:p>
          </table:table-cell>
          <table:table-cell office:value-type="string">
            <text:p>TRACEDATA[0]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6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/>
          <table:table-cell office:value-type="string">
            <text:p>/*</text:p>
          </table:table-cell>
          <table:table-cell office:value-type="string">
            <text:p>P2[6]</text:p>
          </table:table-cell>
          <table:table-cell office:value-type="string">
            <text:p>|</text:p>
          </table:table-cell>
          <table:table-cell office:value-type="string">
            <text:p>PCAP1[0]</text:p>
          </table:table-cell>
          <table:table-cell office:value-type="string">
            <text:p>|</text:p>
          </table:table-cell>
          <table:table-cell office:value-type="string">
            <text:p>RI1</text:p>
          </table:table-cell>
          <table:table-cell office:value-type="string">
            <text:p>|</text:p>
          </table:table-cell>
          <table:table-cell office:value-type="string">
            <text:p>TRACECLK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7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/>
          <table:table-cell office:value-type="string">
            <text:p>/*</text:p>
          </table:table-cell>
          <table:table-cell office:value-type="string">
            <text:p>P2[7]</text:p>
          </table:table-cell>
          <table:table-cell office:value-type="string">
            <text:p>|</text:p>
          </table:table-cell>
          <table:table-cell office:value-type="string">
            <text:p>RD2</text:p>
          </table:table-cell>
          <table:table-cell office:value-type="string">
            <text:p>|</text:p>
          </table:table-cell>
          <table:table-cell office:value-type="string">
            <text:p>RTS1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8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/>
          <table:table-cell office:value-type="string">
            <text:p>/*</text:p>
          </table:table-cell>
          <table:table-cell office:value-type="string">
            <text:p>P2[8]</text:p>
          </table:table-cell>
          <table:table-cell office:value-type="string">
            <text:p>|</text:p>
          </table:table-cell>
          <table:table-cell office:value-type="string">
            <text:p>TD2</text:p>
          </table:table-cell>
          <table:table-cell office:value-type="string">
            <text:p>|</text:p>
          </table:table-cell>
          <table:table-cell office:value-type="string">
            <text:p>TXD2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09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/>
          <table:table-cell office:value-type="string">
            <text:p>/*</text:p>
          </table:table-cell>
          <table:table-cell office:value-type="string">
            <text:p>P2[9]</text:p>
          </table:table-cell>
          <table:table-cell office:value-type="string">
            <text:p>|</text:p>
          </table:table-cell>
          <table:table-cell office:value-type="string">
            <text:p>USB_CONNECT</text:p>
          </table:table-cell>
          <table:table-cell office:value-type="string">
            <text:p>|</text:p>
          </table:table-cell>
          <table:table-cell office:value-type="string">
            <text:p>RXD2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10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/*</text:p>
          </table:table-cell>
          <table:table-cell office:value-type="string">
            <text:p>P2[10]</text:p>
          </table:table-cell>
          <table:table-cell office:value-type="string">
            <text:p>|</text:p>
          </table:table-cell>
          <table:table-cell office:value-type="string">
            <text:p>EINT0</text:p>
          </table:table-cell>
          <table:table-cell office:value-type="string">
            <text:p>|</text:p>
          </table:table-cell>
          <table:table-cell office:value-type="string">
            <text:p>NMI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11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/*</text:p>
          </table:table-cell>
          <table:table-cell office:value-type="string">
            <text:p>P2[11]</text:p>
          </table:table-cell>
          <table:table-cell office:value-type="string">
            <text:p>|</text:p>
          </table:table-cell>
          <table:table-cell office:value-type="string">
            <text:p>EINT1</text:p>
          </table:table-cell>
          <table:table-cell office:value-type="string">
            <text:p>|</text:p>
          </table:table-cell>
          <table:table-cell office:value-type="string">
            <text:p>I2STX_CLK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12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/*</text:p>
          </table:table-cell>
          <table:table-cell office:value-type="string">
            <text:p>P2[12]</text:p>
          </table:table-cell>
          <table:table-cell office:value-type="string">
            <text:p>|</text:p>
          </table:table-cell>
          <table:table-cell office:value-type="string">
            <text:p>EINT2</text:p>
          </table:table-cell>
          <table:table-cell office:value-type="string">
            <text:p>|</text:p>
          </table:table-cell>
          <table:table-cell office:value-type="string">
            <text:p>I2STX_WS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213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*</text:p>
          </table:table-cell>
          <table:table-cell office:value-type="string">
            <text:p>P2[13]</text:p>
          </table:table-cell>
          <table:table-cell office:value-type="string">
            <text:p>|</text:p>
          </table:table-cell>
          <table:table-cell office:value-type="string">
            <text:p>EINT3</text:p>
          </table:table-cell>
          <table:table-cell office:value-type="string">
            <text:p>|</text:p>
          </table:table-cell>
          <table:table-cell office:value-type="string">
            <text:p>I2STX_SDA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325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/*</text:p>
          </table:table-cell>
          <table:table-cell office:value-type="string">
            <text:p>P3[25]</text:p>
          </table:table-cell>
          <table:table-cell office:value-type="string">
            <text:p>|</text:p>
          </table:table-cell>
          <table:table-cell office:value-type="string">
            <text:p>MAT0[0]</text:p>
          </table:table-cell>
          <table:table-cell office:value-type="string">
            <text:p>|</text:p>
          </table:table-cell>
          <table:table-cell office:value-type="string">
            <text:p>PWM1[2]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326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/*</text:p>
          </table:table-cell>
          <table:table-cell office:value-type="string">
            <text:p>P3[26]</text:p>
          </table:table-cell>
          <table:table-cell office:value-type="string">
            <text:p>|</text:p>
          </table:table-cell>
          <table:table-cell office:value-type="string">
            <text:p>STCLK</text:p>
          </table:table-cell>
          <table:table-cell office:value-type="string">
            <text:p>|</text:p>
          </table:table-cell>
          <table:table-cell office:value-type="string">
            <text:p>MAT0[1]</text:p>
          </table:table-cell>
          <table:table-cell office:value-type="string">
            <text:p>|</text:p>
          </table:table-cell>
          <table:table-cell office:value-type="string">
            <text:p>PWM1[3]</text:p>
          </table:table-cell>
        </table:table-row>
        <table:table-row table:style-name="ro1">
          <table:table-cell table:number-columns-repeated="9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428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/*</text:p>
          </table:table-cell>
          <table:table-cell office:value-type="string">
            <text:p>P4[28]</text:p>
          </table:table-cell>
          <table:table-cell office:value-type="string">
            <text:p>|</text:p>
          </table:table-cell>
          <table:table-cell office:value-type="string">
            <text:p>RX_MCLK</text:p>
          </table:table-cell>
          <table:table-cell office:value-type="string">
            <text:p>|</text:p>
          </table:table-cell>
          <table:table-cell office:value-type="string">
            <text:p>MAT2[0]</text:p>
          </table:table-cell>
          <table:table-cell office:value-type="string">
            <text:p>|</text:p>
          </table:table-cell>
          <table:table-cell office:value-type="string">
            <text:p>TXD3</text:p>
          </table:table-cell>
        </table:table-row>
        <table:table-row table:style-name="ro1">
          <table:table-cell/>
          <table:table-cell office:value-type="string">
            <text:p>#define</text:p>
          </table:table-cell>
          <table:table-cell office:value-type="string">
            <text:p>P429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/*</text:p>
          </table:table-cell>
          <table:table-cell office:value-type="string">
            <text:p>P4[29]</text:p>
          </table:table-cell>
          <table:table-cell office:value-type="string">
            <text:p>|</text:p>
          </table:table-cell>
          <table:table-cell office:value-type="string">
            <text:p>TX_MCLK</text:p>
          </table:table-cell>
          <table:table-cell office:value-type="string">
            <text:p>|</text:p>
          </table:table-cell>
          <table:table-cell office:value-type="string">
            <text:p>MAT2[1]</text:p>
          </table:table-cell>
          <table:table-cell office:value-type="string">
            <text:p>|</text:p>
          </table:table-cell>
          <table:table-cell office:value-type="string">
            <text:p>RXD3</text:p>
          </table:table-cell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8.06.2012</text:date>, <text:time>18:17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3T13:04:30.07</meta:creation-date>
    <dc:date>2012-06-08T18:17:46.07</dc:date>
    <meta:editing-duration>PT12H53M12S</meta:editing-duration>
    <meta:editing-cycles>7</meta:editing-cycles>
    <meta:generator>LibreOffice/3.4$Win32 LibreOffice_project/340m1$Build-502</meta:generator>
    <meta:document-statistic meta:table-count="3" meta:cell-count="1611" meta:object-count="0"/>
  </office:meta>
</office:document-meta>
</file>